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b37" officeooo:paragraph-rsid="001ca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02:23:07.495750560</meta:creation-date>
    <dc:date>2019-12-21T02:23:25.36169294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